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7.5" table:style-name="ce8">
            <text:p>7,5</text:p>
          </table:table-cell>
          <table:table-cell office:value-type="float" office:value="1.5" table:style-name="ce8">
            <text:p>1,5</text:p>
          </table:table-cell>
          <table:table-cell office:value-type="float" office:value="7" table:style-name="ce8">
            <text:p>7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office:value-type="string" table:style-name="ce9">
            <text:p>13/04/2016: desarrollo (1 hora)</text:p>
            <text:p>14/04/2016: documentación (0,5 horas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" table:style-name="ce8">
            <text:p>9</text:p>
          </table:table-cell>
          <table:table-cell office:value-type="float" office:value="13.5" table:style-name="ce8">
            <text:p>13,5</text:p>
          </table:table-cell>
          <table:table-cell office:value-type="float" office:value="2" table:style-name="ce8">
            <text:p>2</text:p>
          </table:table-cell>
          <table:table-cell office:value-type="float" office:value="9.5" table:style-name="ce8">
            <text:p>9,5</text:p>
          </table:table-cell>
          <table:table-cell office:value-type="float" office:value="6" table:style-name="ce8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28/04/2016: implementacion y funcionalidad markers (5h)</text:p>
            <text:p>28/04/2016: reunión (1 horas)</text:p>
            <text:p>03/05/2016: conexión server y markers (3h)</text:p>
          </table:table-cell>
          <table:table-cell office:value-type="string" table:style-name="ce9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office:value-type="string" table:style-name="ce9">
            <text:p>28/04/2016: reunión (1 horas)</text:p>
            <text:p>02/05/2016: desarrollo (1 horas)</text:p>
          </table:table-cell>
          <table:table-cell office:value-type="string" table:style-name="ce9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office:value-type="string" table:style-name="ce9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7/04/2016: proyección markers (2h)</text:p>
            <text:p>19/04/2016: proyección markers (1h)</text:p>
            <text:p>20/04/2016: proyección markers (4h)</text:p>
          </table:table-cell>
          <table:table-cell table:style-name="ce9"/>
          <table:table-cell office:value-type="string" table:style-name="ce9">
            <text:p>18/05/2016: desarrollo (3 horas)</text:p>
            <text:p/>
          </table:table-cell>
          <table:table-cell office:value-type="string" table:style-name="ce9">
            <text:p>12/05/2016: sentencias sql (1'5 horas) 25/05/2016: redactar presentación power point (1,5 horas)</text:p>
          </table:table-cell>
          <table:table-cell office:value-type="string" table:style-name="ce9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 26/05/2016: Diagramas + Memoria (4 horas)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59.5" table:formula="of:=SUM([.B4];[.B7];[.B10];[.B13];[.B16];[.B19])" table:style-name="ce6">
            <text:p>59,5</text:p>
          </table:table-cell>
          <table:table-cell office:value-type="float" office:value="56.5" table:formula="of:=SUM([.C4];[.C7];[.C10];[.C13];[.C16];[.C19])" table:style-name="ce6">
            <text:p>56,5</text:p>
          </table:table-cell>
          <table:table-cell office:value-type="float" office:value="55" table:formula="of:=SUM([.D4];[.D7];[.D10];[.D13];[.D16];[.D19])" table:style-name="ce6">
            <text:p>55</text:p>
          </table:table-cell>
          <table:table-cell office:value-type="float" office:value="47" table:formula="of:=SUM([.E4];[.E7];[.E10];[.E13];[.E16];[.E19])" table:style-name="ce6">
            <text:p>47</text:p>
          </table:table-cell>
          <table:table-cell office:value-type="float" office:value="43.5" table:formula="of:=SUM([.F4];[.F7];[.F10];[.F13];[.F16];[.F19])" table:style-name="ce6">
            <text:p>43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dc:creator>Daniel</dc:creator>
    <dc:date>2016-05-27T16:45:12Z</dc:date>
    <meta:editing-cycles>56</meta:editing-cycles>
    <meta:editing-duration>PT6260S</meta:editing-duration>
  </office:meta>
</office:document-meta>
</file>